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6E0000004258A7F5C0530F80D7.png" manifest:media-type="image/png"/>
  <manifest:file-entry manifest:full-path="Pictures/10000000000001250000017154B0EA4845B47C30.png" manifest:media-type="image/png"/>
  <manifest:file-entry manifest:full-path="Pictures/100000000000002B000000E0144D3A07B468C5A1.png" manifest:media-type="image/png"/>
  <manifest:file-entry manifest:full-path="Pictures/100000000000011C000000ED22BC0FB784B9FD7A.png" manifest:media-type="image/png"/>
  <manifest:file-entry manifest:full-path="Pictures/100000000000011D0000001AF141A5BBD6DF615F.png" manifest:media-type="image/png"/>
  <manifest:file-entry manifest:full-path="Pictures/1000000000000103000000D9B6C16A7E4DC30598.png" manifest:media-type="image/png"/>
  <manifest:file-entry manifest:full-path="Pictures/100000000000002F000000E3B08CD4E1BA21B6C9.png" manifest:media-type="image/png"/>
  <manifest:file-entry manifest:full-path="Pictures/100000000000014C00000058438F56E161E1C1E4.png" manifest:media-type="image/png"/>
  <manifest:file-entry manifest:full-path="Pictures/100000000000023700000338C8B9902BB89CD51C.png" manifest:media-type="image/png"/>
  <manifest:file-entry manifest:full-path="Pictures/100000000000012F000000709B47CC045B27C86C.png" manifest:media-type="image/png"/>
  <manifest:file-entry manifest:full-path="Pictures/1000000000000211000002CE49F6DE3BD103176A.png" manifest:media-type="image/png"/>
  <manifest:file-entry manifest:full-path="Pictures/100000000000009B0000005F64ABA95F9C2486B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Default_5f_1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137cm" fo:min-width="6.262cm"/>
      <style:paragraph-properties style:writing-mode="lr-tb"/>
    </style:style>
    <style:style style:name="gr5" style:family="graphic" style:parent-style-name="Default_5f_1">
      <style:graphic-properties draw:stroke="none" svg:stroke-color="#000000" draw:fill="none" draw:fill-color="#ffffff" fo:min-height="2.127cm"/>
      <style:paragraph-properties style:writing-mode="lr-tb"/>
    </style:style>
    <style:style style:name="gr6" style:family="graphic" style:parent-style-name="Default_5f_1">
      <style:graphic-properties draw:stroke="none" svg:stroke-color="#000000" draw:fill="none" draw:fill-color="#ffffff" fo:min-height="0.831cm"/>
      <style:paragraph-properties style:writing-mode="lr-tb"/>
    </style:style>
    <style:style style:name="gr7" style:family="graphic" style:parent-style-name="Default_5f_1">
      <style:graphic-properties draw:stroke="none" svg:stroke-color="#000000" draw:fill="none" draw:fill-color="#ffffff" fo:min-height="1.417cm"/>
      <style:paragraph-properties style:writing-mode="lr-tb"/>
    </style:style>
    <style:style style:name="gr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64cm" fo:min-width="1.565cm"/>
      <style:paragraph-properties style:writing-mode="lr-tb"/>
    </style:style>
    <style:style style:name="gr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2.749cm"/>
      <style:paragraph-properties style:writing-mode="lr-tb"/>
    </style:style>
    <style:style style:name="gr1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1.505cm"/>
      <style:paragraph-properties style:writing-mode="lr-tb"/>
    </style:style>
    <style:style style:name="gr1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2.499cm"/>
      <style:paragraph-properties style:writing-mode="lr-tb"/>
    </style:style>
    <style:style style:name="gr12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1.676cm"/>
      <style:paragraph-properties style:writing-mode="lr-tb"/>
    </style:style>
    <style:style style:name="gr1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1.321cm"/>
      <style:paragraph-properties style:writing-mode="lr-tb"/>
    </style:style>
    <style:style style:name="gr14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625cm" fo:min-width="0cm"/>
      <style:paragraph-properties style:writing-mode="lr-tb"/>
    </style:style>
    <style:style style:name="gr1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282cm" fo:min-width="1.236cm"/>
      <style:paragraph-properties style:writing-mode="lr-tb"/>
    </style:style>
    <style:style style:name="gr16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774cm" fo:min-width="0cm"/>
      <style:paragraph-properties style:writing-mode="lr-tb"/>
    </style:style>
    <style:style style:name="gr1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95cm" fo:min-width="3.299cm"/>
      <style:paragraph-properties style:writing-mode="lr-tb"/>
    </style:style>
    <style:style style:name="gr1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138cm" fo:min-width="1.237cm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362cm" fo:min-width="8.666cm"/>
      <style:paragraph-properties style:writing-mode="lr-tb"/>
    </style:style>
    <style:style style:name="gr2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size"/>
    </style:style>
    <style:style style:name="gr2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svg:stroke-width="0.035cm" svg:stroke-color="#0000cd" draw:marker-start-width="0.252cm" draw:marker-end-width="0.252cm" draw:fill-color="#bdb76b" draw:textarea-horizontal-align="justify" draw:textarea-vertical-align="middle" draw:auto-grow-height="false" fo:min-height="0.916cm" fo:min-width="7.466cm" fo:padding-top="0.142cm" fo:padding-bottom="0.142cm" fo:padding-left="0.267cm" fo:padding-right="0.267cm"/>
    </style:style>
    <style:style style:name="gr24" style:family="graphic" style:parent-style-name="standard">
      <style:graphic-properties svg:stroke-width="0.035cm" svg:stroke-color="#0000cd" draw:marker-start-width="0.252cm" draw:marker-end-width="0.252cm" draw:fill-color="#bdb76b" draw:textarea-horizontal-align="justify" draw:textarea-vertical-align="middle" draw:auto-grow-height="false" fo:min-height="0.916cm" fo:min-width="4.742cm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font-size="18pt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paragraph-properties style:writing-mode="lr-tb"/>
      <style:text-properties fo:font-size="11pt" fo:font-weight="bold" style:font-size-asian="11pt" style:font-weight-asian="bold" style:font-size-complex="11pt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9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0" style:family="paragraph">
      <style:paragraph-properties fo:text-align="center"/>
    </style:style>
    <style:style style:name="P11" style:family="paragraph">
      <loext:graphic-properties draw:fill-color="#bdb76b"/>
      <style:paragraph-properties fo:text-align="center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1pt" fo:font-weight="bold" style:font-size-asian="11pt" style:font-weight-asian="bold" style:font-size-complex="11pt" style:font-weight-complex="bold"/>
    </style:style>
    <style:style style:name="T6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Title_25_20Block_25_20Simple">
        <office:forms form:automatic-focus="false" form:apply-design-mode="false"/>
        <draw:g>
          <draw:rect draw:style-name="gr1" draw:text-style-name="P1" draw:layer="layout" svg:width="39.911cm" svg:height="27.372cm" draw:transform="rotate (0.000174532925199433) translate (1cm 1.007cm)">
            <text:p/>
          </draw:rect>
          <draw:line draw:style-name="gr2" draw:text-style-name="P1" draw:layer="layout" svg:x1="1cm" svg:y1="24.056cm" svg:x2="40.915cm" svg:y2="24.056cm">
            <text:p/>
          </draw:line>
          <draw:line draw:style-name="gr3" draw:text-style-name="P1" draw:layer="layout" svg:x1="1cm" svg:y1="26.064cm" svg:x2="27.55cm" svg:y2="26.074cm">
            <text:p/>
          </draw:line>
          <draw:line draw:style-name="gr3" draw:text-style-name="P1" draw:layer="layout" svg:x1="20.345cm" svg:y1="24.059cm" svg:x2="20.345cm" svg:y2="28.382cm">
            <text:p/>
          </draw:line>
          <draw:line draw:style-name="gr3" draw:text-style-name="P1" draw:layer="layout" svg:x1="27.55cm" svg:y1="24.057cm" svg:x2="27.55cm" svg:y2="28.236cm">
            <text:p/>
          </draw:line>
          <draw:line draw:style-name="gr3" draw:text-style-name="P1" draw:layer="layout" svg:x1="27.55cm" svg:y1="24.057cm" svg:x2="27.55cm" svg:y2="28.38cm">
            <text:p/>
          </draw:line>
          <draw:line draw:style-name="gr3" draw:text-style-name="P1" draw:layer="layout" svg:x1="17.319cm" svg:y1="24.06cm" svg:x2="17.319cm" svg:y2="28.383cm">
            <text:p/>
          </draw:line>
          <draw:line draw:style-name="gr3" draw:text-style-name="P1" draw:layer="layout" svg:x1="23.227cm" svg:y1="24.057cm" svg:x2="23.227cm" svg:y2="28.38cm">
            <text:p/>
          </draw:line>
          <draw:frame draw:style-name="gr4" draw:text-style-name="P3" draw:layer="layout" svg:width="6.762cm" svg:height="1.387cm" draw:transform="rotate (0.000349065850398866) translate (31.585cm 24.2cm)">
            <draw:text-box>
              <text:p text:style-name="P2"><text:span text:style-name="T1">PlayBOX</text:span><text:span text:style-name="T2"> </text:span></text:p>
            </draw:text-box>
          </draw:frame>
          <draw:frame draw:style-name="gr5" draw:text-style-name="P5" draw:layer="layout" svg:width="6.34cm" svg:height="2.377cm" draw:transform="rotate (0.000349065850398866) translate (32.738cm 25.353cm)">
            <draw:text-box>
              <text:p text:style-name="P4"><text:span text:style-name="T3">ZURICH</text:span></text:p>
            </draw:text-box>
          </draw:frame>
          <draw:frame draw:style-name="gr6" draw:text-style-name="P6" draw:layer="layout" svg:width="7.925cm" svg:height="1.081cm" draw:transform="rotate (0.000174532925199433) translate (32.451cm 27.226cm)">
            <draw:text-box>
              <text:p text:style-name="P2"><text:span text:style-name="T4">…</text:span><text:span text:style-name="T4">.@gmail.com</text:span></text:p>
            </draw:text-box>
          </draw:frame>
          <draw:frame draw:style-name="gr7" draw:text-style-name="P7" draw:layer="layout" svg:width="2.564cm" svg:height="1.667cm" svg:x="1.468cm" svg:y="24.135cm">
            <draw:text-box>
              <text:p text:style-name="P2"><text:span text:style-name="T5">CAD:</text:span></text:p>
            </draw:text-box>
          </draw:frame>
          <draw:frame draw:style-name="gr8" draw:text-style-name="P7" draw:layer="layout" svg:width="2.065cm" svg:height="1.014cm" svg:x="1.432cm" svg:y="26.219cm">
            <draw:text-box>
              <text:p text:style-name="P2"><text:span text:style-name="T5">Title:</text:span></text:p>
            </draw:text-box>
          </draw:frame>
          <draw:frame draw:style-name="gr9" draw:text-style-name="P8" draw:layer="layout" svg:width="3.249cm" svg:height="0.875cm" svg:x="17.175cm" svg:y="25.357cm">
            <draw:text-box>
              <text:p text:style-name="P2"><text:span text:style-name="T6">Drawing No.</text:span></text:p>
            </draw:text-box>
          </draw:frame>
          <draw:frame draw:style-name="gr10" draw:text-style-name="P8" draw:layer="layout" svg:width="2.005cm" svg:height="0.875cm" svg:x="17.819cm" svg:y="27.504cm">
            <draw:text-box>
              <text:p text:style-name="P2"><text:span text:style-name="T6">Scale.</text:span></text:p>
            </draw:text-box>
          </draw:frame>
          <draw:frame draw:style-name="gr11" draw:text-style-name="P8" draw:layer="layout" svg:width="2.999cm" svg:height="0.875cm" svg:x="20.345cm" svg:y="25.351cm">
            <draw:text-box>
              <text:p text:style-name="P2"><text:span text:style-name="T6">Project No.</text:span></text:p>
            </draw:text-box>
          </draw:frame>
          <draw:frame draw:style-name="gr12" draw:text-style-name="P8" draw:layer="layout" svg:width="2.176cm" svg:height="0.875cm" svg:x="20.779cm" svg:y="27.494cm">
            <draw:text-box>
              <text:p text:style-name="P2"><text:span text:style-name="T6">Drawn.</text:span></text:p>
            </draw:text-box>
          </draw:frame>
          <draw:frame draw:style-name="gr13" draw:text-style-name="P8" draw:layer="layout" svg:width="1.821cm" svg:height="0.875cm" svg:x="24.288cm" svg:y="25.354cm">
            <draw:text-box>
              <text:p text:style-name="P2"><text:span text:style-name="T6">Date.</text:span></text:p>
            </draw:text-box>
          </draw:frame>
          <draw:frame draw:style-name="gr14" draw:text-style-name="P8" draw:layer="layout" svg:width="2.961cm" svg:height="0.875cm" svg:x="24.093cm" svg:y="27.567cm">
            <draw:text-box>
              <text:p text:style-name="P2"><text:span text:style-name="T6">Revision.</text:span></text:p>
            </draw:text-box>
          </draw:frame>
          <draw:frame draw:style-name="gr15" draw:text-style-name="P3" draw:layer="layout" svg:width="1.736cm" svg:height="1.532cm" svg:x="18.04cm" svg:y="24.348cm">
            <draw:text-box>
              <text:p text:style-name="P2"><text:span text:style-name="T2">01</text:span></text:p>
            </draw:text-box>
          </draw:frame>
          <draw:frame draw:style-name="gr16" draw:text-style-name="P6" draw:layer="layout" svg:width="2.119cm" svg:height="1.024cm" svg:x="17.787cm" svg:y="26.249cm">
            <draw:text-box>
              <text:p text:style-name="P2"><text:span text:style-name="T4">1:5</text:span></text:p>
            </draw:text-box>
          </draw:frame>
          <draw:frame draw:style-name="gr17" draw:text-style-name="P9" draw:layer="layout" svg:width="3.799cm" svg:height="1.045cm" svg:x="23.371cm" svg:y="24.597cm">
            <draw:text-box>
              <text:p text:style-name="P2"><text:span text:style-name="T3">2022/11/22</text:span></text:p>
            </draw:text-box>
          </draw:frame>
          <draw:frame draw:style-name="gr18" draw:text-style-name="P3" draw:layer="layout" svg:width="1.737cm" svg:height="1.388cm" svg:x="24.407cm" svg:y="26.25cm">
            <draw:text-box>
              <text:p text:style-name="P2"><text:span text:style-name="T2">00</text:span></text:p>
            </draw:text-box>
          </draw:frame>
          <draw:frame draw:style-name="gr19" draw:text-style-name="P1" draw:layer="layout" svg:width="2.738cm" svg:height="3.227cm" svg:x="28.234cm" svg:y="24.719cm">
            <draw:image xlink:href="Pictures/10000000000001250000017154B0EA4845B47C30.png" xlink:type="simple" xlink:show="embed" xlink:actuate="onLoad" draw:mime-type="image/png">
              <text:p/>
            </draw:image>
          </draw:frame>
          <draw:frame draw:style-name="gr20" draw:text-style-name="P3" draw:layer="layout" svg:width="9.166cm" svg:height="1.612cm" draw:transform="rotate (0.000174532925199433) translate (3.708cm 26.487cm)">
            <draw:text-box>
              <text:p text:style-name="P2"><text:span text:style-name="T2">Bartop 400 1P </text:span></text:p>
            </draw:text-box>
          </draw:frame>
        </draw:g>
        <draw:frame draw:style-name="gr21" draw:text-style-name="P10" draw:layer="layout" svg:width="8.2cm" svg:height="6.76cm" svg:x="11.625cm" svg:y="2.455cm">
          <draw:image xlink:href="Pictures/100000000000011C000000ED22BC0FB784B9FD7A.png" xlink:type="simple" xlink:show="embed" xlink:actuate="onLoad" draw:mime-type="image/png">
            <text:p/>
          </draw:image>
        </draw:frame>
        <draw:frame draw:style-name="gr21" draw:text-style-name="P10" draw:layer="layout" svg:width="8.2cm" svg:height="6.76cm" svg:x="20.379cm" svg:y="2.486cm">
          <draw:image xlink:href="Pictures/1000000000000103000000D9B6C16A7E4DC30598.png" xlink:type="simple" xlink:show="embed" xlink:actuate="onLoad" draw:mime-type="image/png">
            <text:p/>
          </draw:image>
        </draw:frame>
        <draw:frame draw:style-name="gr21" draw:text-style-name="P10" draw:layer="layout" svg:width="1.32cm" svg:height="6.76cm" svg:x="28.864cm" svg:y="2.527cm">
          <draw:image xlink:href="Pictures/100000000000002B000000E0144D3A07B468C5A1.png" xlink:type="simple" xlink:show="embed" xlink:actuate="onLoad" draw:mime-type="image/png">
            <text:p/>
          </draw:image>
        </draw:frame>
        <draw:frame draw:style-name="gr21" draw:text-style-name="P10" draw:layer="layout" svg:width="1.32cm" svg:height="6.76cm" svg:x="30.598cm" svg:y="2.45cm">
          <draw:image xlink:href="Pictures/100000000000002F000000E3B08CD4E1BA21B6C9.png" xlink:type="simple" xlink:show="embed" xlink:actuate="onLoad" draw:mime-type="image/png">
            <text:p/>
          </draw:image>
        </draw:frame>
        <draw:frame draw:style-name="gr21" draw:text-style-name="P10" draw:layer="layout" svg:width="8.2cm" svg:height="1.32cm" svg:x="20.384cm" svg:y="9.955cm">
          <draw:image xlink:href="Pictures/100000000000016E0000004258A7F5C0530F80D7.png" xlink:type="simple" xlink:show="embed" xlink:actuate="onLoad" draw:mime-type="image/png">
            <text:p/>
          </draw:image>
        </draw:frame>
        <draw:frame draw:style-name="gr22" draw:text-style-name="P10" draw:layer="layout" svg:width="8.783cm" svg:height="2.327cm" svg:x="1.347cm" svg:y="1.36cm">
          <draw:image xlink:href="Pictures/100000000000014C00000058438F56E161E1C1E4.png" xlink:type="simple" xlink:show="embed" xlink:actuate="onLoad" draw:mime-type="image/png">
            <text:p/>
          </draw:image>
        </draw:frame>
        <draw:frame draw:style-name="gr22" draw:text-style-name="P10" draw:layer="layout" svg:width="7.54cm" svg:height="0.687cm" svg:x="1.354cm" svg:y="3.943cm">
          <draw:image xlink:href="Pictures/100000000000011D0000001AF141A5BBD6DF615F.png" xlink:type="simple" xlink:show="embed" xlink:actuate="onLoad" draw:mime-type="image/png">
            <text:p/>
          </draw:image>
        </draw:frame>
        <draw:frame draw:style-name="gr22" draw:text-style-name="P10" draw:layer="layout" svg:width="8.016cm" svg:height="2.962cm" svg:x="1.367cm" svg:y="5.119cm">
          <draw:image xlink:href="Pictures/100000000000012F000000709B47CC045B27C86C.png" xlink:type="simple" xlink:show="embed" xlink:actuate="onLoad" draw:mime-type="image/png">
            <text:p/>
          </draw:image>
        </draw:frame>
        <draw:frame draw:style-name="gr22" draw:text-style-name="P10" draw:layer="layout" svg:width="3.753cm" svg:height="5.453cm" svg:x="35.502cm" svg:y="4.034cm">
          <draw:image xlink:href="Pictures/100000000000023700000338C8B9902BB89CD51C.png" xlink:type="simple" xlink:show="embed" xlink:actuate="onLoad" draw:mime-type="image/png">
            <text:p/>
          </draw:image>
        </draw:frame>
        <draw:frame draw:style-name="gr22" draw:text-style-name="P10" draw:layer="layout" svg:width="12.439cm" svg:height="16.883cm" draw:transform="rotate (-1.57952297305487) translate (19.132cm 10.535cm)">
          <draw:image xlink:href="Pictures/1000000000000211000002CE49F6DE3BD103176A.png" xlink:type="simple" xlink:show="embed" xlink:actuate="onLoad" draw:mime-type="image/png">
            <text:p/>
          </draw:image>
        </draw:frame>
        <draw:frame draw:style-name="gr22" draw:text-style-name="P10" draw:layer="layout" svg:width="4.1cm" svg:height="0.439cm" svg:x="21.762cm" svg:y="12.935cm">
          <draw:image xlink:href="Pictures/100000000000009B0000005F64ABA95F9C2486B1.png" xlink:type="simple" xlink:show="embed" xlink:actuate="onLoad" draw:mime-type="image/png">
            <text:p/>
          </draw:image>
        </draw:frame>
      </draw:page>
      <draw:page draw:name="page2" draw:style-name="dp1" draw:master-page-name="Title_25_20Block_25_20Simple">
        <office:forms form:automatic-focus="false" form:apply-design-mode="false"/>
        <draw:g>
          <draw:rect draw:style-name="gr1" draw:text-style-name="P1" draw:layer="layout" svg:width="39.911cm" svg:height="27.372cm" draw:transform="rotate (0.000174532925199433) translate (1cm 1.007cm)">
            <text:p/>
          </draw:rect>
          <draw:line draw:style-name="gr2" draw:text-style-name="P1" draw:layer="layout" svg:x1="1cm" svg:y1="24.056cm" svg:x2="40.915cm" svg:y2="24.056cm">
            <text:p/>
          </draw:line>
          <draw:line draw:style-name="gr3" draw:text-style-name="P1" draw:layer="layout" svg:x1="1cm" svg:y1="26.064cm" svg:x2="27.55cm" svg:y2="26.074cm">
            <text:p/>
          </draw:line>
          <draw:line draw:style-name="gr3" draw:text-style-name="P1" draw:layer="layout" svg:x1="20.345cm" svg:y1="24.059cm" svg:x2="20.345cm" svg:y2="28.382cm">
            <text:p/>
          </draw:line>
          <draw:line draw:style-name="gr3" draw:text-style-name="P1" draw:layer="layout" svg:x1="27.55cm" svg:y1="24.057cm" svg:x2="27.55cm" svg:y2="28.236cm">
            <text:p/>
          </draw:line>
          <draw:line draw:style-name="gr3" draw:text-style-name="P1" draw:layer="layout" svg:x1="27.55cm" svg:y1="24.057cm" svg:x2="27.55cm" svg:y2="28.38cm">
            <text:p/>
          </draw:line>
          <draw:line draw:style-name="gr3" draw:text-style-name="P1" draw:layer="layout" svg:x1="17.319cm" svg:y1="24.06cm" svg:x2="17.319cm" svg:y2="28.383cm">
            <text:p/>
          </draw:line>
          <draw:line draw:style-name="gr3" draw:text-style-name="P1" draw:layer="layout" svg:x1="23.227cm" svg:y1="24.057cm" svg:x2="23.227cm" svg:y2="28.38cm">
            <text:p/>
          </draw:line>
          <draw:frame draw:style-name="gr4" draw:text-style-name="P3" draw:layer="layout" svg:width="6.762cm" svg:height="1.387cm" draw:transform="rotate (0.000349065850398866) translate (31.585cm 24.2cm)">
            <draw:text-box>
              <text:p text:style-name="P2"><text:span text:style-name="T1">PlayBOX</text:span><text:span text:style-name="T2"> </text:span></text:p>
            </draw:text-box>
          </draw:frame>
          <draw:frame draw:style-name="gr5" draw:text-style-name="P5" draw:layer="layout" svg:width="6.34cm" svg:height="2.377cm" draw:transform="rotate (0.000349065850398866) translate (32.738cm 25.353cm)">
            <draw:text-box>
              <text:p text:style-name="P4"><text:span text:style-name="T3">ZURICH</text:span></text:p>
            </draw:text-box>
          </draw:frame>
          <draw:frame draw:style-name="gr6" draw:text-style-name="P6" draw:layer="layout" svg:width="7.925cm" svg:height="1.081cm" draw:transform="rotate (0.000174532925199433) translate (32.451cm 27.226cm)">
            <draw:text-box>
              <text:p text:style-name="P2"><text:span text:style-name="T4">…</text:span><text:span text:style-name="T4">.@gmail.com</text:span></text:p>
            </draw:text-box>
          </draw:frame>
          <draw:frame draw:style-name="gr7" draw:text-style-name="P7" draw:layer="layout" svg:width="2.564cm" svg:height="1.667cm" svg:x="1.468cm" svg:y="24.135cm">
            <draw:text-box>
              <text:p text:style-name="P2"><text:span text:style-name="T5">CAD:</text:span></text:p>
            </draw:text-box>
          </draw:frame>
          <draw:frame draw:style-name="gr8" draw:text-style-name="P7" draw:layer="layout" svg:width="2.065cm" svg:height="1.014cm" svg:x="1.432cm" svg:y="26.219cm">
            <draw:text-box>
              <text:p text:style-name="P2"><text:span text:style-name="T5">Title:</text:span></text:p>
            </draw:text-box>
          </draw:frame>
          <draw:frame draw:style-name="gr9" draw:text-style-name="P8" draw:layer="layout" svg:width="3.249cm" svg:height="0.875cm" svg:x="17.175cm" svg:y="25.357cm">
            <draw:text-box>
              <text:p text:style-name="P2"><text:span text:style-name="T6">Drawing No.</text:span></text:p>
            </draw:text-box>
          </draw:frame>
          <draw:frame draw:style-name="gr10" draw:text-style-name="P8" draw:layer="layout" svg:width="2.005cm" svg:height="0.875cm" svg:x="17.819cm" svg:y="27.504cm">
            <draw:text-box>
              <text:p text:style-name="P2"><text:span text:style-name="T6">Scale.</text:span></text:p>
            </draw:text-box>
          </draw:frame>
          <draw:frame draw:style-name="gr11" draw:text-style-name="P8" draw:layer="layout" svg:width="2.999cm" svg:height="0.875cm" svg:x="20.345cm" svg:y="25.351cm">
            <draw:text-box>
              <text:p text:style-name="P2"><text:span text:style-name="T6">Project No.</text:span></text:p>
            </draw:text-box>
          </draw:frame>
          <draw:frame draw:style-name="gr12" draw:text-style-name="P8" draw:layer="layout" svg:width="2.176cm" svg:height="0.875cm" svg:x="20.779cm" svg:y="27.494cm">
            <draw:text-box>
              <text:p text:style-name="P2"><text:span text:style-name="T6">Drawn.</text:span></text:p>
            </draw:text-box>
          </draw:frame>
          <draw:frame draw:style-name="gr13" draw:text-style-name="P8" draw:layer="layout" svg:width="1.821cm" svg:height="0.875cm" svg:x="24.288cm" svg:y="25.354cm">
            <draw:text-box>
              <text:p text:style-name="P2"><text:span text:style-name="T6">Date.</text:span></text:p>
            </draw:text-box>
          </draw:frame>
          <draw:frame draw:style-name="gr14" draw:text-style-name="P8" draw:layer="layout" svg:width="2.961cm" svg:height="0.875cm" svg:x="24.093cm" svg:y="27.567cm">
            <draw:text-box>
              <text:p text:style-name="P2"><text:span text:style-name="T6">Revision.</text:span></text:p>
            </draw:text-box>
          </draw:frame>
          <draw:frame draw:style-name="gr15" draw:text-style-name="P3" draw:layer="layout" svg:width="1.736cm" svg:height="1.532cm" svg:x="18.04cm" svg:y="24.348cm">
            <draw:text-box>
              <text:p text:style-name="P2"><text:span text:style-name="T2">01</text:span></text:p>
            </draw:text-box>
          </draw:frame>
          <draw:frame draw:style-name="gr16" draw:text-style-name="P6" draw:layer="layout" svg:width="2.119cm" svg:height="1.024cm" svg:x="17.787cm" svg:y="26.249cm">
            <draw:text-box>
              <text:p text:style-name="P2"><text:span text:style-name="T4">1:5</text:span></text:p>
            </draw:text-box>
          </draw:frame>
          <draw:frame draw:style-name="gr17" draw:text-style-name="P9" draw:layer="layout" svg:width="3.799cm" svg:height="1.045cm" svg:x="23.371cm" svg:y="24.597cm">
            <draw:text-box>
              <text:p text:style-name="P2"><text:span text:style-name="T3">2022/11/22</text:span></text:p>
            </draw:text-box>
          </draw:frame>
          <draw:frame draw:style-name="gr18" draw:text-style-name="P3" draw:layer="layout" svg:width="1.737cm" svg:height="1.388cm" svg:x="24.407cm" svg:y="26.25cm">
            <draw:text-box>
              <text:p text:style-name="P2"><text:span text:style-name="T2">00</text:span></text:p>
            </draw:text-box>
          </draw:frame>
          <draw:frame draw:style-name="gr19" draw:text-style-name="P1" draw:layer="layout" svg:width="2.738cm" svg:height="3.227cm" svg:x="28.234cm" svg:y="24.719cm">
            <draw:image xlink:href="Pictures/10000000000001250000017154B0EA4845B47C30.png" xlink:type="simple" xlink:show="embed" xlink:actuate="onLoad" draw:mime-type="image/png">
              <text:p/>
            </draw:image>
          </draw:frame>
          <draw:frame draw:style-name="gr20" draw:text-style-name="P3" draw:layer="layout" svg:width="9.166cm" svg:height="1.612cm" draw:transform="rotate (0.000174532925199433) translate (3.708cm 26.487cm)">
            <draw:text-box>
              <text:p text:style-name="P2"><text:span text:style-name="T2">Bartop 400 1P </text:span></text:p>
            </draw:text-box>
          </draw:frame>
        </draw:g>
        <draw:custom-shape draw:style-name="gr23" draw:text-style-name="P11" draw:layer="layout" svg:width="8cm" svg:height="1.2cm" svg:x="16.934cm" svg:y="15.04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5.276cm" svg:height="1.2cm" svg:x="19.611cm" svg:y="13.552cm">
          <text:p/>
          <draw:enhanced-geometry svg:viewBox="0 0 21600 21600" draw:type="rectangle" draw:enhanced-path="M 0 0 L 21600 0 21600 21600 0 21600 0 0 Z N"/>
        </draw:custom-shape>
        <draw:frame draw:style-name="gr21" draw:text-style-name="P10" draw:layer="layout" svg:width="8.2cm" svg:height="6.76cm" svg:x="11.625cm" svg:y="2.455cm">
          <draw:image xlink:href="Pictures/100000000000011C000000ED22BC0FB784B9FD7A.png" xlink:type="simple" xlink:show="embed" xlink:actuate="onLoad" draw:mime-type="image/png">
            <text:p/>
          </draw:image>
        </draw:frame>
        <draw:frame draw:style-name="gr21" draw:text-style-name="P10" draw:layer="layout" svg:width="8.2cm" svg:height="6.76cm" svg:x="20.379cm" svg:y="2.486cm">
          <draw:image xlink:href="Pictures/1000000000000103000000D9B6C16A7E4DC30598.png" xlink:type="simple" xlink:show="embed" xlink:actuate="onLoad" draw:mime-type="image/png">
            <text:p/>
          </draw:image>
        </draw:frame>
        <draw:frame draw:style-name="gr21" draw:text-style-name="P10" draw:layer="layout" svg:width="1.32cm" svg:height="6.76cm" svg:x="28.864cm" svg:y="2.527cm">
          <draw:image xlink:href="Pictures/100000000000002B000000E0144D3A07B468C5A1.png" xlink:type="simple" xlink:show="embed" xlink:actuate="onLoad" draw:mime-type="image/png">
            <text:p/>
          </draw:image>
        </draw:frame>
        <draw:frame draw:style-name="gr21" draw:text-style-name="P10" draw:layer="layout" svg:width="1.32cm" svg:height="6.76cm" svg:x="30.598cm" svg:y="2.45cm">
          <draw:image xlink:href="Pictures/100000000000002F000000E3B08CD4E1BA21B6C9.png" xlink:type="simple" xlink:show="embed" xlink:actuate="onLoad" draw:mime-type="image/png">
            <text:p/>
          </draw:image>
        </draw:frame>
        <draw:frame draw:style-name="gr21" draw:text-style-name="P10" draw:layer="layout" svg:width="8.2cm" svg:height="1.32cm" svg:x="20.384cm" svg:y="9.955cm">
          <draw:image xlink:href="Pictures/100000000000016E0000004258A7F5C0530F80D7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0deg" draw:border="0%"/>
    <draw:gradient draw:name="Filled_20_Blue" draw:display-name="Filled Blue" draw:style="linear" draw:start-color="#729fcf" draw:end-color="#355269" draw:start-intensity="100%" draw:end-intensity="100%" draw:angle="0deg" draw:border="0%"/>
    <draw:gradient draw:name="Filled_20_Green" draw:display-name="Filled Green" draw:style="linear" draw:start-color="#77bc65" draw:end-color="#127622" draw:start-intensity="100%" draw:end-intensity="100%" draw:angle="0deg" draw:border="0%"/>
    <draw:gradient draw:name="Filled_20_Red" draw:display-name="Filled Red" draw:style="linear" draw:start-color="#ff6d6d" draw:end-color="#c9211e" draw:start-intensity="100%" draw:end-intensity="100%" draw:angle="0deg" draw:border="0%"/>
    <draw:gradient draw:name="Filled_20_Yellow" draw:display-name="Filled Yellow" draw:style="linear" draw:start-color="#ffde59" draw:end-color="#b47804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Title_25_20Block_25_20Simple" style:display-name="Title%20Block%20Simple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9-07-10T17:19:46.58</meta:creation-date>
    <dc:date>2022-11-22T16:50:01.481000000</dc:date>
    <meta:editing-duration>PT12H14M5S</meta:editing-duration>
    <meta:editing-cycles>35</meta:editing-cycles>
    <meta:generator>LibreOffice/7.2.0.4$Windows_X86_64 LibreOffice_project/9a9c6381e3f7a62afc1329bd359cc48accb6435b</meta:generator>
    <meta:document-statistic meta:object-count="70"/>
  </office:meta>
</office:document-meta>
</file>